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0200000002000309F1C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2cm" svg:y1="8.1cm" svg:x2="2.2cm" svg:y2="1.9cm">
          <text:p/>
        </draw:line>
        <draw:line draw:style-name="gr1" draw:text-style-name="P1" draw:layer="layout" svg:x1="2.1cm" svg:y1="7.9cm" svg:x2="13.2cm" svg:y2="7.9cm">
          <text:p/>
        </draw:line>
        <draw:path draw:style-name="gr2" draw:text-style-name="P1" draw:layer="layout" svg:width="2.999cm" svg:height="1.999cm" draw:transform="rotate (1.5707963267949) translate (3.8cm 6.4cm)" svg:viewBox="0 0 3000 2000" svg:d="m0 0c2500 0 3000 2000 3000 2000">
          <text:p/>
        </draw:path>
        <draw:path draw:style-name="gr2" draw:text-style-name="P1" draw:layer="layout" svg:width="8.138cm" svg:height="3.01cm" draw:transform="skewX (-0.0476474885794453) rotate (-0.718901118896465) translate (6.17479630409869cm 1.03967757657675cm)" svg:viewBox="0 0 8139 3011" svg:d="m0 3011c4556 0 8139-3011 8139-3011">
          <text:p/>
        </draw:path>
        <draw:path draw:style-name="gr2" draw:text-style-name="P1" draw:layer="layout" svg:width="6.692cm" svg:height="2.42cm" draw:transform="skewX (0.0680678408277789) rotate (-0.661130720655453) translate (5.01697644577344cm 2.79023928415568cm)" svg:viewBox="0 0 6693 2421" svg:d="m0 2421c3746 0 6693-2421 6693-2421">
          <text:p/>
        </draw:path>
        <draw:path draw:style-name="gr2" draw:text-style-name="P1" draw:layer="layout" svg:width="2.999cm" svg:height="1.999cm" draw:transform="rotate (1.5707963267949) translate (7cm 7.7cm)" svg:viewBox="0 0 3000 2000" svg:d="m0 0c2500 0 3000 2000 3000 2000">
          <text:p/>
        </draw:path>
        <draw:custom-shape draw:style-name="gr3" draw:text-style-name="P1" draw:layer="layout" svg:width="0.8cm" svg:height="3cm" svg:x="3.23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84cm" svg:height="3.1cm" svg:x="7.816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32cm" svg:height="1.464cm" svg:x="6.9cm" svg:y="6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cm" svg:height="1.464cm" svg:x="3.8cm" svg:y="2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53cm" svg:y1="5.854cm" svg:x2="5.077cm" svg:y2="5.643cm">
          <text:p/>
        </draw:line>
        <draw:line draw:style-name="gr1" draw:text-style-name="P1" draw:layer="layout" svg:x1="4.298cm" svg:y1="4.578cm" svg:x2="4.585cm" svg:y2="4.168cm">
          <text:p/>
        </draw:line>
        <draw:line draw:style-name="gr1" draw:text-style-name="P1" draw:layer="layout" svg:x1="5.768cm" svg:y1="4.476cm" svg:x2="6.201cm" svg:y2="4.726cm">
          <text:p/>
        </draw:line>
        <draw:line draw:style-name="gr1" draw:text-style-name="P1" draw:layer="layout" svg:x1="7.584cm" svg:y1="5.764cm" svg:x2="7.351cm" svg:y2="6.12cm">
          <text:p/>
        </draw:line>
        <draw:line draw:style-name="gr4" draw:text-style-name="P1" draw:layer="layout" svg:x1="4.2cm" svg:y1="4.9cm" svg:x2="5.2cm" svg:y2="6.9cm">
          <text:p/>
        </draw:line>
        <draw:line draw:style-name="gr4" draw:text-style-name="P1" draw:layer="layout" svg:x1="7.3cm" svg:y1="6cm" svg:x2="6cm" svg:y2="7cm">
          <text:p/>
        </draw:line>
        <draw:line draw:style-name="gr4" draw:text-style-name="P1" draw:layer="layout" svg:x1="7cm" svg:y1="5cm" svg:x2="9.2cm" svg:y2="4.3cm">
          <text:p/>
        </draw:line>
        <draw:frame draw:style-name="gr5" draw:layer="layout" svg:width="2.75cm" svg:height="0.543cm" svg:x="9.204cm" svg:y="3.98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2.49cm" svg:height="0.483cm" svg:x="4.25cm" svg:y="6.9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6cm" svg:y1="6cm" svg:x2="9.1cm" svg:y2="5cm">
          <text:p/>
        </draw:line>
        <draw:frame draw:style-name="gr5" draw:layer="layout" svg:width="2.75cm" svg:height="0.543cm" svg:x="9.104cm" svg:y="4.6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526cm" svg:height="0.483cm" svg:x="12.474cm" svg:y="7.01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513cm" svg:height="0.483cm" svg:x="2.474cm" svg:y="1.918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3M12S</meta:editing-duration>
    <meta:editing-cycles>12</meta:editing-cycles>
    <meta:generator>LibreOffice/3.4$Win32 LibreOffice_project/340m1$Build-203</meta:generator>
    <dc:date>2012-03-20T11:46:54.36</dc:date>
    <meta:document-statistic meta:object-count="23"/>
  </office:meta>
</office:document-meta>
</file>

<file path=Object 1/content.xml><?xml version="1.0" encoding="utf-8"?>
<math xmlns="http://www.w3.org/1998/Math/MathML">
  <semantics>
    <mrow>
      <mi mathvariant="italic">Isotherme</mi>
      <mi>à</mi>
      <msub>
        <mi>T</mi>
        <mi>C</mi>
      </msub>
    </mrow>
    <annotation encoding="StarMath 5.0">Isotherme à T_C</annotation>
  </semantics>
</math>
</file>

<file path=Object 2/content.xml><?xml version="1.0" encoding="utf-8"?>
<math xmlns="http://www.w3.org/1998/Math/MathML">
  <semantics>
    <mrow>
      <mi mathvariant="italic">Adiabatiques</mi>
    </mrow>
    <annotation encoding="StarMath 5.0">Adiabatiques</annotation>
  </semantics>
</math>
</file>

<file path=Object 3/content.xml><?xml version="1.0" encoding="utf-8"?>
<math xmlns="http://www.w3.org/1998/Math/MathML">
  <semantics>
    <mrow>
      <mi mathvariant="italic">Isotherme</mi>
      <mi>à</mi>
      <msub>
        <mi>T</mi>
        <mi>f</mi>
      </msub>
    </mrow>
    <annotation encoding="StarMath 5.0">Isotherme à T_f</annotation>
  </semantics>
</math>
</file>

<file path=Object 4/content.xml><?xml version="1.0" encoding="utf-8"?>
<math xmlns="http://www.w3.org/1998/Math/MathML">
  <semantics>
    <mrow>
      <mi>V</mi>
    </mrow>
    <annotation encoding="StarMath 5.0">V</annotation>
  </semantics>
</math>
</file>

<file path=Object 5/content.xml><?xml version="1.0" encoding="utf-8"?>
<math xmlns="http://www.w3.org/1998/Math/MathML">
  <semantics>
    <mrow>
      <mi>P</mi>
    </mrow>
    <annotation encoding="StarMath 5.0">P</annotation>
  </semantics>
</math>
</file>